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byssinica SIL" fo:font-size="10pt" style:font-size-asian="10pt" style:font-size-complex="10pt"/>
    </style:style>
    <style:style style:name="P2" style:family="paragraph" style:parent-style-name="Standard">
      <style:text-properties style:font-name="Abyssinica SIL" fo:font-size="9pt" style:font-size-asian="9pt" style:font-size-complex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'Gsu Legal Analytics</text:p>
      <text:p text:style-name="P2"><text:s/>Homework 4 </text:p>
      <text:p text:style-name="P2"><text:s/>02/07/2021</text:p>
      <text:p text:style-name="P2"/>
      <text:p text:style-name="P2"><text:s/>Instructions: </text:p>
      <text:p text:style-name="P2"><text:s text:c="2"/>1.) Choose a set of key words or phrases that are useful for your team project</text:p>
      <text:p text:style-name="P2"><text:s text:c="6"/>and use GloVe word embeddings to find additional synonyms within the</text:p>
      <text:p text:style-name="P2"><text:s text:c="6"/>corpus. List any new words as a #comment.</text:p>
      <text:p text:style-name="P2"><text:s text:c="2"/>2.) Generate a frequency table showing the appearances per document of your</text:p>
      <text:p text:style-name="P2"><text:s text:c="6"/>key words/phrases using the dfm_select or dfm_lookup function.</text:p>
      <text:p text:style-name="P2"><text:s text:c="2"/>3.) Use the kwic function to extract a text window around one of your key</text:p>
      <text:p text:style-name="P2"><text:s text:c="6"/>words or phrases and combine the pre- and post- windows.</text:p>
      <text:p text:style-name="P2"><text:s text:c="2"/>4.) Choose one of the following and analyze the text windows: readability,</text:p>
      <text:p text:style-name="P2"><text:s text:c="6"/>lexical diversity, or one of the sentiment analysis approaches.</text:p>
      <text:p text:style-name="P2"><text:s text:c="2"/>5.) Write a few sentences at the end about what this analysis shows you</text:p>
      <text:p text:style-name="P2"><text:s text:c="6"/>(include this as # comments at the end of your R script).</text:p>
      <text:p text:style-name="P2"/>
      <text:p text:style-name="P2">'</text:p>
      <text:p text:style-name="P2">###################################################################</text:p>
      <text:p text:style-name="P2"># Load Libraries</text:p>
      <text:p text:style-name="P2">###################################################################</text:p>
      <text:p text:style-name="P2">library(readtext)</text:p>
      <text:p text:style-name="P2">library(quanteda)</text:p>
      <text:p text:style-name="P2">library(text2vec)</text:p>
      <text:p text:style-name="P2">library(sentimentr)</text:p>
      <text:p text:style-name="P2">library(tidytext)</text:p>
      <text:p text:style-name="P2">library(textdata)</text:p>
      <text:p text:style-name="P2">library(textclean)</text:p>
      <text:p text:style-name="P2">library(ggplot2)</text:p>
      <text:p text:style-name="P2"/>
      <text:p text:style-name="P2">###################################################################</text:p>
      <text:p text:style-name="P2"># Set Directories</text:p>
      <text:p text:style-name="P2">###################################################################</text:p>
      <text:p text:style-name="P2">dir_base = 'C:\\Users\\chris.cirelli\\Desktop\\repositories\\gsu_legal_analytics_course'</text:p>
      <text:p text:style-name="P2">dir_data = file.path(dir_base, '\\data')</text:p>
      <text:p text:style-name="P2">dir_hw = file.path(dir_base, '\\hw\\hw4')</text:p>
      <text:p text:style-name="P2">setwd(dir_hw)</text:p>
      <text:p text:style-name="P2"/>
      <text:p text:style-name="P2"/>
      <text:p text:style-name="P2">###################################################################</text:p>
      <text:p text:style-name="P2"># Load Data</text:p>
      <text:p text:style-name="P2">###################################################################</text:p>
      <text:p text:style-name="P2">nlra.txt &lt;- readtext(paste0(dir_data, "\\nlra.txt"))</text:p>
      <text:p text:style-name="P2">setwd(dir_data)</text:p>
      <text:p text:style-name="P2">cr.txt &lt;- readtext("crec*"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###################################################################</text:p>
      <text:p text:style-name="P2"># 1.) Get Tokens of Interest</text:p>
      <text:p text:style-name="P2">###################################################################</text:p>
      <text:p text:style-name="P2">en.sw &lt;- stopwords("en")</text:p>
      <text:p text:style-name="P2">nlra.ascii &lt;- replace_non_ascii(nlra.txt, replacement="", remove.nonconverted=TRUE)</text:p>
      <text:p text:style-name="P2">nlra.corpus &lt;- corpus(nlra.ascii)</text:p>
      <text:p text:style-name="P2">nlra.tk.1gram &lt;- tokens_wordstem(</text:p>
      <text:p text:style-name="P2"><text:s text:c="17"/>tokens_select(</text:p>
      <text:p text:style-name="P2"><text:s text:c="17"/>tokens(nlra.corpus, remove_punct=TRUE,</text:p>
      <text:p text:style-name="P2"><text:s text:c="24"/>remove_symbols=TRUE, remove_numbers=TRUE),</text:p>
      <text:p text:style-name="P2"><text:s text:c="24"/>pattern=en.sw, selection="remove")</text:p>
      <text:p text:style-name="P2"><text:s text:c="17"/>)</text:p>
      <text:p text:style-name="P2">nlra.tk.2gram &lt;- tokens_ngrams(nlra.tk.1gram, n=2)</text:p>
      <text:p text:style-name="P2"/>
      <text:p text:style-name="P2"># Get 1 Gram Dfm</text:p>
      <text:p text:style-name="P2">nlra.1gram.dfm &lt;- dfm(nlra.tk.1gram)</text:p>
      <text:p text:style-name="P2">nlra.tf.1gram &lt;- textstat_frequency(nlra.1gram.dfm)</text:p>
      <text:p text:style-name="P2">head(nlra.tf.1gram, n=100)</text:p>
      <text:p text:style-name="P2">ggplot(nlra.tf.1gram[1:20, ], aes(x = reorder(feature, frequency), y = frequency)) +</text:p>
      <text:p text:style-name="P2"><text:s text:c="2"/>geom_point() + coord_flip() + labs(x = NULL, y = "Frequency")</text:p>
      <text:p text:style-name="P2">tk.of.int.1gram &lt;- c('labor', 'employe', 'employ', 'board', 'servic', 'unfair',</text:p>
      <text:p text:style-name="P2"><text:s text:c="15"/>'collect', 'concili', 'right')</text:p>
      <text:p text:style-name="P2"/>
      <text:p text:style-name="P2"># Get Bi-Gram Dfm</text:p>
      <text:p text:style-name="P2">nlra.2gram.dfm &lt;- dfm(nlra.tk.2gram)</text:p>
      <text:p text:style-name="P2">nlra.tf.2gram &lt;- textstat_frequency(nlra.2gram.dfm)</text:p>
      <text:p text:style-name="P2">head(nlra.tf.2gram, n=100)</text:p>
      <text:p text:style-name="P2">nlra.tf.2gram$feature[1:100]</text:p>
      <text:p text:style-name="P2">ggplot(nlra.tf.2gram[1:20, ], aes(x = reorder(feature, frequency), y = frequency)) +</text:p>
      <text:p text:style-name="P2"><text:s text:c="2"/>geom_point() + coord_flip() + labs(x = NULL, y = "Frequency")</text:p>
      <text:p text:style-name="P2">tk.of.int.2gram &lt;- c('labor_organ', 'unfair_labor', 'labor_practic',</text:p>
      <text:p text:style-name="P2"><text:s text:c="21"/>'repres_employe', 'labor_disput', 'collect_bargain',</text:p>
      <text:p text:style-name="P2"><text:s text:c="21"/>'employe_employ', 'nation_labor')</text:p>
      <text:p text:style-name="P2"/>
      <text:p text:style-name="P2"/>
      <text:p text:style-name="P2">###################################################################</text:p>
      <text:p text:style-name="P2"># 2.) Generate Frequency Table - Appearance of Tokens of Interest</text:p>
      <text:p text:style-name="P2">###################################################################</text:p>
      <text:p text:style-name="P2">cr.corpus = corpus(cr.txt)</text:p>
      <text:p text:style-name="P2">cr.tk.1gram &lt;- tokens_wordstem(</text:p>
      <text:p text:style-name="P2"><text:s text:c="15"/>tokens_select(</text:p>
      <text:p text:style-name="P2"><text:s text:c="15"/>tokens(nlra.corpus, remove_punct=TRUE,</text:p>
      <text:p text:style-name="P2"><text:s text:c="15"/>remove_symbols=TRUE, remove_numbers=TRUE),</text:p>
      <text:p text:style-name="P2"><text:s text:c="15"/>pattern=en.sw, selection="remove")</text:p>
      <text:p text:style-name="P2"><text:s text:c="15"/>)</text:p>
      <text:p text:style-name="P2">cr.tk.2gram &lt;- tokens_ngrams(cr.tk.1gram, n=2)</text:p>
      <text:p text:style-name="P2"/>
      <text:p text:style-name="P2">cr.dfm.1gram &lt;- dfm(cr.tk.1gram)</text:p>
      <text:p text:style-name="P2">cr.dfm.2gram &lt;- dfm(cr.tk.2gram)</text:p>
      <text:p text:style-name="P2"/>
      <text:p text:style-name="P2">cr.dfm.kw.1gram &lt;- dfm_select(cr.dfm.1gram, pattern=tk.of.int.1gram, selection="keep")</text:p>
      <text:p text:style-name="P2">cr.dfm.kw.2gram &lt;- dfm_select(cr.dfm.2gram, pattern=tk.of.int.2gram, selection="keep")</text:p>
      <text:p text:style-name="P2"/>
      <text:p text:style-name="P2">cr.tf.1gram &lt;- textstat_frequency(cr.dfm.kw.1gram)</text:p>
      <text:p text:style-name="P2">cr.tf.2gram &lt;- textstat_frequency(cr.dfm.kw.2gram)</text:p>
      <text:p text:style-name="P2"/>
      <text:p text:style-name="P2"><text:soft-page-break/>cr.tf.1gram</text:p>
      <text:p text:style-name="P2">cr.tf.2gram</text:p>
      <text:p text:style-name="P2"/>
      <text:p text:style-name="P2"/>
      <text:p text:style-name="P2">###################################################################</text:p>
      <text:p text:style-name="P2"># 3.) Use the kwic function to extract a text window around one of your key</text:p>
      <text:p text:style-name="P2">###################################################################</text:p>
      <text:p text:style-name="P2"/>
      <text:p text:style-name="P2">labor &lt;- as.data.frame(kwic(cr.corpus, pattern='labor', window=10))</text:p>
      <text:p text:style-name="P2">labor.pre.post &lt;- paste(labor$pre, labor$post)</text:p>
      <text:p text:style-name="P2">labor.corpus &lt;- corpus(labor.pre.post)</text:p>
      <text:p text:style-name="P2">labor.tk &lt;- tokens_wordstem(</text:p>
      <text:p text:style-name="P2"><text:s text:c="13"/>tokens_select(</text:p>
      <text:p text:style-name="P2"><text:s text:c="13"/>tokens(labor.pre.post, remove_punct=TRUE,</text:p>
      <text:p text:style-name="P2"><text:s text:c="13"/>remove_symbols=TRUE, remove_numbers=TRUE),</text:p>
      <text:p text:style-name="P2"><text:s text:c="13"/>pattern=en.sw, selection="remove"))</text:p>
      <text:p text:style-name="P2">labor.tk.dfm = dfm(labor.tk)</text:p>
      <text:p text:style-name="P2">labor.tf &lt;- textstat_frequency(labor.tk.dfm)</text:p>
      <text:p text:style-name="P2">ggplot(labor.tf[1:20, ], aes(x = reorder(feature, frequency), y = frequency)) +</text:p>
      <text:p text:style-name="P2"><text:s text:c="2"/>geom_point() + coord_flip() + labs(x = NULL, y = "Frequency")</text:p>
      <text:p text:style-name="P2"/>
      <text:p text:style-name="P2"/>
      <text:p text:style-name="P2">###################################################################</text:p>
      <text:p text:style-name="P2"># 4.) Sentiment Analysis</text:p>
      <text:p text:style-name="P2">###################################################################</text:p>
      <text:p text:style-name="P2">kwic.setiment &lt;- as.data.frame(dfm_lookup(labor.tk.dfm, data_dictionary_LSD2015))</text:p>
      <text:p text:style-name="P2">View(kwic.setiment)</text:p>
      <text:p text:style-name="P2"/>
      <text:p text:style-name="P2">neg.sum &lt;- sum(kwic.setiment$negative)</text:p>
      <text:p text:style-name="P2">pos.sum &lt;- sum(kwic.setiment$positive)</text:p>
      <text:p text:style-name="P2"/>
      <text:p text:style-name="P2">neg.sum</text:p>
      <text:p text:style-name="P2">pos.sum</text:p>
      <text:p text:style-name="P2"/>
      <text:p text:style-name="P2">'Comments</text:p>
      <text:p text:style-name="P2"><text:s text:c="2"/>Based on the sum of the positive and negative sentences that contained the</text:p>
      <text:p text:style-name="P2"><text:s text:c="2"/>term "labor" it would appear that for this particular coprus the sentiment</text:p>
      <text:p text:style-name="P2"><text:s text:c="2"/>was largely positive (&gt;2x more positive terms than negative)</text:p>
      <text:p text:style-name="P2">'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9T05:09:18.301814875</meta:creation-date>
    <dc:date>2021-02-09T08:23:00.121935720</dc:date>
    <meta:editing-duration>PT3M12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3" meta:paragraph-count="119" meta:word-count="475" meta:character-count="5418" meta:non-whitespace-character-count="4716"/>
  </office:meta>
</office:document-meta>
</file>